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style:style>
    <style:style style:name="P3" style:family="paragraph" style:parent-style-name="Standard" style:list-style-name="L1">
      <style:text-properties style:font-name="Calibri"/>
    </style:style>
    <style:style style:name="P4" style:family="paragraph" style:parent-style-name="Standard" style:list-style-name="L2">
      <style:text-properties style:font-name="Calibri"/>
    </style:style>
    <style:style style:name="P5" style:family="paragraph" style:parent-style-name="Standard" style:list-style-name="L3">
      <style:text-properties style:font-name="Calibri"/>
    </style:style>
    <style:style style:name="P6" style:family="paragraph" style:parent-style-name="Standard" style:list-style-name="L4">
      <style:text-properties style:font-name="Calibri"/>
    </style:style>
    <style:style style:name="P7" style:family="paragraph" style:parent-style-name="Standard" style:list-style-name="L5">
      <style:text-properties style:font-name="Calibri"/>
    </style:style>
    <style:style style:name="P8" style:family="paragraph" style:parent-style-name="Standard" style:list-style-name="L6">
      <style:text-properties style:font-name="Calibri"/>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nemis : Doubles de Vali, Vali (boss)</text:p>
      <text:p text:style-name="P1"/>
      <text:p text:style-name="P1">Intro (dialogue avec Vali)</text:p>
      <text:list xml:id="list37163691" text:style-name="L1">
        <text:list-item>
          <text:p text:style-name="P3">Ma tête... Où suis-je?</text:p>
        </text:list-item>
        <text:list-item>
          <text:p text:style-name="P3">Chez mon frère. C'est un endroit plutôt sympathique, tout à fait propice à la conversation. Est-ce que tu veux quelque chose?</text:p>
        </text:list-item>
        <text:list-item>
          <text:p text:style-name="P3">Détache-moi.</text:p>
        </text:list-item>
        <text:list-item>
          <text:p text:style-name="P3">Oh, désolé. Je ne peux pas, tu viens de massacrer plus de la moitié des habitants de ma cité, n'y vois rien de personnel bien sûr.</text:p>
        </text:list-item>
        <text:list-item>
          <text:p text:style-name="P3">Cette ville appartient à Belod et il nous a trahis!</text:p>
        </text:list-item>
        <text:list-item>
          <text:p text:style-name="P3">Cette ville n'a jamais appartenu à personne. Et tu menaçais son équilibre, nous n'allions pas te regarder ruiner tout nos efforts.</text:p>
        </text:list-item>
        <text:list-item>
          <text:p text:style-name="P3">Qui es tu?</text:p>
        </text:list-item>
        <text:list-item>
          <text:p text:style-name="P3">Nous y voila! Qui est cette horrible personne qui veut ma mort depuis tout ce temps? Quel nom vais-je enfin pouvoir mettre sur tout ce malheur qui s'abat sur ma pauvre vie?</text:p>
        </text:list-item>
        <text:list-item>
          <text:p text:style-name="P3">Réponds moi!</text:p>
        </text:list-item>
      </text:list>
      <text:p text:style-name="P1"/>
      <text:p text:style-name="P1">Là Vali met un gros coup de coude dans la tête au héros.</text:p>
      <text:p text:style-name="P1"/>
      <text:list xml:id="list37177729" text:style-name="L2">
        <text:list-item>
          <text:p text:style-name="P4">Ne brusques pas les choses s'il te plaît. Nous sommes entre hommes bien élevés non? Peut-être échangerons nous des politesses plus tard.</text:p>
          <text:p text:style-name="P4">Maintenant, je ne peux décemment pas te libérer ni te tuer sans te laisser une "chance", mais comme je suis quelqu'un de... joueur, je vais te donner le choix.</text:p>
          <text:p text:style-name="P4">Il faut bien que l'on se divertisse.</text:p>
          <text:p text:style-name="P4">J'ai dans chacune de mes poches un moyen pour toi de sortir d'ici. Quelle poche choisis tu?</text:p>
        </text:list-item>
        <text:list-item>
          <text:p text:style-name="P4">Va te faire foutre!</text:p>
        </text:list-item>
      </text:list>
      <text:p text:style-name="P1"/>
      <text:p text:style-name="P1">Là Vali met un gros coup de coude dans la tête au héros.</text:p>
      <text:p text:style-name="P1"/>
      <text:list xml:id="list37189793" text:style-name="L3">
        <text:list-item>
          <text:p text:style-name="P5">Quoi? Tu n'aimes pas jouer? Aller, ce n'est pas bien compliqué.</text:p>
        </text:list-item>
        <text:list-item>
          <text:p text:style-name="P5">...</text:p>
        </text:list-item>
        <text:list-item>
          <text:p text:style-name="P5">Poche gauche? Ou poche droite?</text:p>
        </text:list-item>
        <text:list-item>
          <text:p text:style-name="P5">... Droite.</text:p>
        </text:list-item>
      </text:list>
      <text:p text:style-name="P1"/>
      <text:p text:style-name="P1">Il sort de sa poche un tout petit cristal blanc (vaporine).</text:p>
      <text:p text:style-name="P1"/>
      <text:list xml:id="list37176059" text:style-name="L4">
        <text:list-item>
          <text:p text:style-name="P6">Je vais poser ça là, tu n'aura qu'à le prendre quand tu te seras libéré de tes chaînes.</text:p>
        </text:list-item>
        <text:list-item>
          <text:p text:style-name="P6">Je me fous de ça! Libère moi!</text:p>
        </text:list-item>
        <text:list-item>
          <text:p text:style-name="P6">Mais tu es libre.</text:p>
        </text:list-item>
      </text:list>
      <text:p text:style-name="P1"/>
      <text:p text:style-name="P1">Les chaînes se défont, et ni une ni deux, le héros attaque Vali, qui disparaît à son contact. Il réapparaît derrière.</text:p>
      <text:p text:style-name="P1"><text:tab/></text:p>
      <text:list xml:id="list37168493" text:style-name="L5">
        <text:list-item>
          <text:p text:style-name="P7">Tu me déçois... Je t'ai laissé ta chance. Quel dommage de passer à côté d'une expérience si... Enrichissante.</text:p>
        </text:list-item>
      </text:list>
      <text:p text:style-name="P1"/>
      <text:p text:style-name="P1">Il reprend la pierre et s'en va.</text:p>
      <text:p text:style-name="P1"/>
      <text:list xml:id="list37166984" text:style-name="L6">
        <text:list-item>
          <text:p text:style-name="P8"><text:soft-page-break/>Je te tuerai!</text:p>
        </text:list-item>
        <text:list-item>
          <text:p text:style-name="P8">Je n'en doutes pas, d'ailleurs ton armure est la pièce juste à côté. Peut-être à plus tard.</text:p>
        </text:list-item>
        <text:list-item>
          <text:p text:style-name="P8">...</text:p>
        </text:list-item>
      </text:list>
      <text:p text:style-name="P1"/>
      <text:p text:style-name="P1"/>
      <text:p text:style-name="P1">Dans ce niveau, on perdra continuellement de la santé qu'on pourra regagner comme avant avec des potions, où en tuant les ennemis. En effet les seuls ennemis (des doubles créés par Vali) se feront tous tuer en un seul coup, et seront donc notre meilleur moyen de regagner de la vie. Ils apparaitront lorsque l'on entrera dans leur zone de déclenchement.</text:p>
      <text:p text:style-name="P1"/>
      <text:p text:style-name="P1">Le seule PNJ qui nous parlera sera Vali (il ne sera pas avec nous, mais il aura une sorte de don de télépathie), les dialogues se déclencheront lorsque le héros arrive à un certain endroit ou tue un certain monstre.</text:p>
      <text:p text:style-name="P1"/>
      <text:p text:style-name="P1"/>
      <text:p text:style-name="P1">Dialogue 1, au tout début de la phase de jeu.</text:p>
      <text:p text:style-name="P1"/>
      <text:p text:style-name="P1">"Ta folie te fait souffrir. Mais il serait trop facile de te laisser mourrir ainsi. Laisse moi t'aider, ce sera avec plaisi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3M12S</meta:editing-duration>
    <meta:editing-cycles>4</meta:editing-cycles>
    <meta:generator>OpenOffice.org/3.3$Win32 OpenOffice.org_project/330m20$Build-9567</meta:generator>
    <dc:date>2013-12-29T17:03:55.77</dc:date>
    <meta:document-statistic meta:table-count="0" meta:image-count="0" meta:object-count="0" meta:page-count="2" meta:paragraph-count="37" meta:word-count="520" meta:character-count="2710"/>
    <meta:user-defined meta:name="Info 1"/>
    <meta:user-defined meta:name="Info 2"/>
    <meta:user-defined meta:name="Info 3"/>
    <meta:user-defined meta:name="Info 4"/>
  </office:meta>
</office:document-meta>
</file>